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1.9917in"/>
    </style:style>
    <style:style style:name="co11" style:family="table-column">
      <style:table-column-properties fo:break-before="auto" style:column-width="2.2091in"/>
    </style:style>
    <style:style style:name="co12" style:family="table-column">
      <style:table-column-properties fo:break-before="auto" style:column-width="2.0457in"/>
    </style:style>
    <style:style style:name="co13" style:family="table-column">
      <style:table-column-properties fo:break-before="auto" style:column-width="1.2626in"/>
    </style:style>
    <style:style style:name="co14" style:family="table-column">
      <style:table-column-properties fo:break-before="auto" style:column-width="1.3709in"/>
    </style:style>
    <style:style style:name="co15" style:family="table-column">
      <style:table-column-properties fo:break-before="auto" style:column-width="1.0882in"/>
    </style:style>
    <style:style style:name="co16" style:family="table-column">
      <style:table-column-properties fo:break-before="auto" style:column-width="1.1319in"/>
    </style:style>
    <style:style style:name="co17" style:family="table-column">
      <style:table-column-properties fo:break-before="auto" style:column-width="6.5957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9043in"/>
    </style:style>
    <style:style style:name="co20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5"/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8" table:default-cell-style-name="ce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8" table:default-cell-style-name="ce4"/>
        <table:table-column table:style-name="co18" table:default-cell-style-name="ce6"/>
        <table:table-column table:style-name="co18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2000" calcext:value-type="string">
            <text:p>0000000000000000000002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000</text:p>
          </table:table-cell>
          <table:table-cell table:style-name="Default" office:value-type="float" office:value="115640.32" calcext:value-type="float">
            <text:p>115640.32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2903" calcext:value-type="string">
            <text:p>0000000000000000000002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903</text:p>
          </table:table-cell>
          <table:table-cell table:style-name="Default" office:value-type="float" office:value="41578.38" calcext:value-type="float">
            <text:p>41578.38</text:p>
          </table:table-cell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2303" calcext:value-type="string">
            <text:p>0000000000000000000002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303</text:p>
          </table:table-cell>
          <table:table-cell table:style-name="Default" office:value-type="float" office:value="14367.51" calcext:value-type="float">
            <text:p>14367.51</text:p>
          </table:table-cell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2003" calcext:value-type="string">
            <text:p>0000000000000000000002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003</text:p>
          </table:table-cell>
          <table:table-cell table:style-name="Default" office:value-type="float" office:value="108989.29" calcext:value-type="float">
            <text:p>108989.29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3003" calcext:value-type="string">
            <text:p>0000000000000000000003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003</text:p>
          </table:table-cell>
          <table:table-cell table:style-name="Default" office:value-type="float" office:value="51985.61" calcext:value-type="float">
            <text:p>51985.61</text:p>
          </table:table-cell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3500" calcext:value-type="string">
            <text:p>0000000000000000000003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500</text:p>
          </table:table-cell>
          <table:table-cell table:style-name="Default" office:value-type="float" office:value="38052.1633333333" calcext:value-type="float">
            <text:p>38052.1633333333</text:p>
          </table:table-cell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4509" calcext:value-type="string">
            <text:p>0000000000000000000004509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509</text:p>
          </table:table-cell>
          <table:table-cell table:style-name="Default" office:value-type="float" office:value="39011.88" calcext:value-type="float">
            <text:p>39011.88</text:p>
          </table:table-cell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3800" calcext:value-type="string">
            <text:p>0000000000000000000003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800</text:p>
          </table:table-cell>
          <table:table-cell table:style-name="Default" office:value-type="float" office:value="6266.79" calcext:value-type="float">
            <text:p>6266.79</text:p>
          </table:table-cell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1100" calcext:value-type="string">
            <text:p>0000000000000000000001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1100</text:p>
          </table:table-cell>
          <table:table-cell table:style-name="Default" office:value-type="float" office:value="51143.77" calcext:value-type="float">
            <text:p>51143.77</text:p>
          </table:table-cell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2802" calcext:value-type="string">
            <text:p>0000000000000000000002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802</text:p>
          </table:table-cell>
          <table:table-cell table:style-name="Default" office:value-type="float" office:value="10321.12" calcext:value-type="float">
            <text:p>10321.12</text:p>
          </table:table-cell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2501" calcext:value-type="string">
            <text:p>00000000000000000000025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501</text:p>
          </table:table-cell>
          <table:table-cell table:style-name="Default" office:value-type="float" office:value="28934.89" calcext:value-type="float">
            <text:p>28934.89</text:p>
          </table:table-cell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3203" calcext:value-type="string">
            <text:p>0000000000000000000003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203</text:p>
          </table:table-cell>
          <table:table-cell table:style-name="Default" office:value-type="float" office:value="81005.49" calcext:value-type="float">
            <text:p>81005.49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4501" calcext:value-type="string">
            <text:p>00000000000000000000045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501</text:p>
          </table:table-cell>
          <table:table-cell table:style-name="Default" office:value-type="float" office:value="38120.8416666667" calcext:value-type="float">
            <text:p>38120.8416666667</text:p>
          </table:table-cell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2902" calcext:value-type="string">
            <text:p>0000000000000000000002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902</text:p>
          </table:table-cell>
          <table:table-cell table:style-name="Default" office:value-type="float" office:value="49237.55" calcext:value-type="float">
            <text:p>49237.55</text:p>
          </table:table-cell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2701" calcext:value-type="string">
            <text:p>0000000000000000000002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701</text:p>
          </table:table-cell>
          <table:table-cell table:style-name="Default" office:value-type="float" office:value="25048.2" calcext:value-type="float">
            <text:p>25048.2</text:p>
          </table:table-cell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2808" calcext:value-type="string">
            <text:p>00000000000000000000028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808</text:p>
          </table:table-cell>
          <table:table-cell table:style-name="Default" office:value-type="float" office:value="8338.58" calcext:value-type="float">
            <text:p>8338.58</text:p>
          </table:table-cell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2102" calcext:value-type="string">
            <text:p>0000000000000000000002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102</text:p>
          </table:table-cell>
          <table:table-cell table:style-name="Default" office:value-type="float" office:value="15938.58" calcext:value-type="float">
            <text:p>15938.58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4503" calcext:value-type="string">
            <text:p>0000000000000000000004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503</text:p>
          </table:table-cell>
          <table:table-cell table:style-name="Default" office:value-type="float" office:value="163863.826666667" calcext:value-type="float">
            <text:p>163863.826666667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1200" calcext:value-type="string">
            <text:p>0000000000000000000001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1200</text:p>
          </table:table-cell>
          <table:table-cell table:style-name="Default" office:value-type="float" office:value="36571.28" calcext:value-type="float">
            <text:p>36571.28</text:p>
          </table:table-cell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3304" calcext:value-type="string">
            <text:p>0000000000000000000003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304</text:p>
          </table:table-cell>
          <table:table-cell table:style-name="Default" office:value-type="float" office:value="57296.105" calcext:value-type="float">
            <text:p>57296.105</text:p>
          </table:table-cell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2502" calcext:value-type="string">
            <text:p>0000000000000000000002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502</text:p>
          </table:table-cell>
          <table:table-cell table:style-name="Default" office:value-type="float" office:value="21497.86" calcext:value-type="float">
            <text:p>21497.86</text:p>
          </table:table-cell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2600" calcext:value-type="string">
            <text:p>0000000000000000000002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600</text:p>
          </table:table-cell>
          <table:table-cell table:style-name="Default" office:value-type="float" office:value="21536.23" calcext:value-type="float">
            <text:p>21536.23</text:p>
          </table:table-cell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4502" calcext:value-type="string">
            <text:p>0000000000000000000004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502</text:p>
          </table:table-cell>
          <table:table-cell table:style-name="Default" office:value-type="float" office:value="23483.73" calcext:value-type="float">
            <text:p>23483.73</text:p>
          </table:table-cell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3400" calcext:value-type="string">
            <text:p>0000000000000000000003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400</text:p>
          </table:table-cell>
          <table:table-cell table:style-name="Default" office:value-type="float" office:value="37445.02" calcext:value-type="float">
            <text:p>37445.02</text:p>
          </table:table-cell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4200" calcext:value-type="string">
            <text:p>0000000000000000000004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200</text:p>
          </table:table-cell>
          <table:table-cell table:style-name="Default" office:value-type="float" office:value="19592.85" calcext:value-type="float">
            <text:p>19592.85</text:p>
          </table:table-cell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2503" calcext:value-type="string">
            <text:p>0000000000000000000002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503</text:p>
          </table:table-cell>
          <table:table-cell table:style-name="Default" office:value-type="float" office:value="81130.93" calcext:value-type="float">
            <text:p>81130.93</text:p>
          </table:table-cell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4201" calcext:value-type="string">
            <text:p>0000000000000000000004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201</text:p>
          </table:table-cell>
          <table:table-cell table:style-name="Default" office:value-type="float" office:value="50182.16" calcext:value-type="float">
            <text:p>50182.16</text:p>
          </table:table-cell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4602" calcext:value-type="string">
            <text:p>0000000000000000000004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602</text:p>
          </table:table-cell>
          <table:table-cell table:style-name="Default" office:value-type="float" office:value="10361.94" calcext:value-type="float">
            <text:p>10361.94</text:p>
          </table:table-cell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2806" calcext:value-type="string">
            <text:p>00000000000000000000028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806</text:p>
          </table:table-cell>
          <table:table-cell table:style-name="Default" office:value-type="float" office:value="17184.3" calcext:value-type="float">
            <text:p>17184.3</text:p>
          </table:table-cell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3104" calcext:value-type="string">
            <text:p>00000000000000000000031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104</text:p>
          </table:table-cell>
          <table:table-cell table:style-name="Default" office:value-type="float" office:value="129337.76" calcext:value-type="float">
            <text:p>129337.76</text:p>
          </table:table-cell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2005" calcext:value-type="string">
            <text:p>00000000000000000000020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005</text:p>
          </table:table-cell>
          <table:table-cell table:style-name="Default" office:value-type="float" office:value="28414.38" calcext:value-type="float">
            <text:p>28414.38</text:p>
          </table:table-cell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3001" calcext:value-type="string">
            <text:p>0000000000000000000003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001</text:p>
          </table:table-cell>
          <table:table-cell table:style-name="Default" office:value-type="float" office:value="85261.3216666667" calcext:value-type="float">
            <text:p>85261.3216666667</text:p>
          </table:table-cell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3103" calcext:value-type="string">
            <text:p>0000000000000000000003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103</text:p>
          </table:table-cell>
          <table:table-cell table:style-name="Default" office:value-type="float" office:value="27559.78" calcext:value-type="float">
            <text:p>27559.78</text:p>
          </table:table-cell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2104" calcext:value-type="string">
            <text:p>00000000000000000000021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104</text:p>
          </table:table-cell>
          <table:table-cell table:style-name="Default" office:value-type="float" office:value="2764.46" calcext:value-type="float">
            <text:p>2764.46</text:p>
          </table:table-cell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4505" calcext:value-type="string">
            <text:p>00000000000000000000045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505</text:p>
          </table:table-cell>
          <table:table-cell table:style-name="Default" office:value-type="float" office:value="68832.8716666666" calcext:value-type="float">
            <text:p>68832.8716666666</text:p>
          </table:table-cell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3600" calcext:value-type="string">
            <text:p>0000000000000000000003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600</text:p>
          </table:table-cell>
          <table:table-cell table:style-name="Default" office:value-type="float" office:value="19991.41" calcext:value-type="float">
            <text:p>19991.41</text:p>
          </table:table-cell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3902" calcext:value-type="string">
            <text:p>0000000000000000000003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902</text:p>
          </table:table-cell>
          <table:table-cell table:style-name="Default" office:value-type="float" office:value="17299.74" calcext:value-type="float">
            <text:p>17299.74</text:p>
          </table:table-cell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3701" calcext:value-type="string">
            <text:p>0000000000000000000003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701</text:p>
          </table:table-cell>
          <table:table-cell table:style-name="Default" office:value-type="float" office:value="55481.47" calcext:value-type="float">
            <text:p>55481.47</text:p>
          </table:table-cell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3200" calcext:value-type="string">
            <text:p>0000000000000000000003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200</text:p>
          </table:table-cell>
          <table:table-cell table:style-name="Default" office:value-type="float" office:value="45643.44" calcext:value-type="float">
            <text:p>45643.44</text:p>
          </table:table-cell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1301" calcext:value-type="string">
            <text:p>0000000000000000000001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1301</text:p>
          </table:table-cell>
          <table:table-cell table:style-name="Default" office:value-type="float" office:value="30300.52" calcext:value-type="float">
            <text:p>30300.52</text:p>
          </table:table-cell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4202" calcext:value-type="string">
            <text:p>0000000000000000000004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202</text:p>
          </table:table-cell>
          <table:table-cell table:style-name="Default" office:value-type="float" office:value="67400.96" calcext:value-type="float">
            <text:p>67400.96</text:p>
          </table:table-cell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4506" calcext:value-type="string">
            <text:p>00000000000000000000045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506</text:p>
          </table:table-cell>
          <table:table-cell table:style-name="Default" office:value-type="float" office:value="28439.6316666667" calcext:value-type="float">
            <text:p>28439.6316666667</text:p>
          </table:table-cell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2103" calcext:value-type="string">
            <text:p>0000000000000000000002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103</text:p>
          </table:table-cell>
          <table:table-cell table:style-name="Default" office:value-type="float" office:value="27564.72" calcext:value-type="float">
            <text:p>27564.72</text:p>
          </table:table-cell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4001" calcext:value-type="string">
            <text:p>0000000000000000000004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001</text:p>
          </table:table-cell>
          <table:table-cell table:style-name="Default" office:value-type="float" office:value="10675.5866666667" calcext:value-type="float">
            <text:p>10675.5866666667</text:p>
          </table:table-cell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7])" office:value-type="string" office:string-value="0000000000000000000003201" calcext:value-type="string">
            <text:p>0000000000000000000003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201</text:p>
          </table:table-cell>
          <table:table-cell table:style-name="Default" office:value-type="float" office:value="309061.68" calcext:value-type="float">
            <text:p>309061.68</text:p>
          </table:table-cell>
          <table:table-cell office:value-type="float" office:value="45" calcext:value-type="float">
            <text:p>4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8])" office:value-type="string" office:string-value="0000000000000000000001300" calcext:value-type="string">
            <text:p>0000000000000000000001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1300</text:p>
          </table:table-cell>
          <table:table-cell table:style-name="Default" office:value-type="float" office:value="2079.95" calcext:value-type="float">
            <text:p>2079.95</text:p>
          </table:table-cell>
          <table:table-cell office:value-type="float" office:value="46" calcext:value-type="float">
            <text:p>4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9])" office:value-type="string" office:string-value="0000000000000000000002905" calcext:value-type="string">
            <text:p>00000000000000000000029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905</text:p>
          </table:table-cell>
          <table:table-cell table:style-name="Default" office:value-type="float" office:value="9830.74" calcext:value-type="float">
            <text:p>9830.74</text:p>
          </table:table-cell>
          <table:table-cell office:value-type="float" office:value="47" calcext:value-type="float">
            <text:p>4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0])" office:value-type="string" office:string-value="0000000000000000000002200" calcext:value-type="string">
            <text:p>0000000000000000000002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200</text:p>
          </table:table-cell>
          <table:table-cell table:style-name="Default" office:value-type="float" office:value="24648.95" calcext:value-type="float">
            <text:p>24648.95</text:p>
          </table:table-cell>
          <table:table-cell office:value-type="float" office:value="48" calcext:value-type="float">
            <text:p>4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1])" office:value-type="string" office:string-value="0000000000000000000004500" calcext:value-type="string">
            <text:p>0000000000000000000004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500</text:p>
          </table:table-cell>
          <table:table-cell table:style-name="Default" office:value-type="float" office:value="12157.27" calcext:value-type="float">
            <text:p>12157.27</text:p>
          </table:table-cell>
          <table:table-cell office:value-type="float" office:value="49" calcext:value-type="float">
            <text:p>4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2])" office:value-type="string" office:string-value="0000000000000000000002106" calcext:value-type="string">
            <text:p>00000000000000000000021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106</text:p>
          </table:table-cell>
          <table:table-cell table:style-name="Default" office:value-type="float" office:value="4446.06" calcext:value-type="float">
            <text:p>4446.06</text:p>
          </table:table-cell>
          <table:table-cell office:value-type="float" office:value="50" calcext:value-type="float">
            <text:p>5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3])" office:value-type="string" office:string-value="0000000000000000000004800" calcext:value-type="string">
            <text:p>0000000000000000000004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800</text:p>
          </table:table-cell>
          <table:table-cell table:style-name="Default" office:value-type="float" office:value="8235.26" calcext:value-type="float">
            <text:p>8235.26</text:p>
          </table:table-cell>
          <table:table-cell office:value-type="float" office:value="51" calcext:value-type="float">
            <text:p>5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4])" office:value-type="string" office:string-value="0000000000000000000003601" calcext:value-type="string">
            <text:p>0000000000000000000003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601</text:p>
          </table:table-cell>
          <table:table-cell table:style-name="Default" office:value-type="float" office:value="11175.32" calcext:value-type="float">
            <text:p>11175.32</text:p>
          </table:table-cell>
          <table:table-cell office:value-type="float" office:value="52" calcext:value-type="float">
            <text:p>5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5])" office:value-type="string" office:string-value="0000000000000000000003305" calcext:value-type="string">
            <text:p>00000000000000000000033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305</text:p>
          </table:table-cell>
          <table:table-cell table:style-name="Default" office:value-type="float" office:value="24927.78" calcext:value-type="float">
            <text:p>24927.78</text:p>
          </table:table-cell>
          <table:table-cell office:value-type="float" office:value="53" calcext:value-type="float">
            <text:p>5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6])" office:value-type="string" office:string-value="0000000000000000000002304" calcext:value-type="string">
            <text:p>0000000000000000000002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304</text:p>
          </table:table-cell>
          <table:table-cell table:style-name="Default" office:value-type="float" office:value="21935.42" calcext:value-type="float">
            <text:p>21935.42</text:p>
          </table:table-cell>
          <table:table-cell office:value-type="float" office:value="54" calcext:value-type="float">
            <text:p>5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7])" office:value-type="string" office:string-value="0000000000000000000002602" calcext:value-type="string">
            <text:p>0000000000000000000002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602</text:p>
          </table:table-cell>
          <table:table-cell table:style-name="Default" office:value-type="float" office:value="13884.19" calcext:value-type="float">
            <text:p>13884.19</text:p>
          </table:table-cell>
          <table:table-cell office:value-type="float" office:value="55" calcext:value-type="float">
            <text:p>5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8])" office:value-type="string" office:string-value="0000000000000000000002901" calcext:value-type="string">
            <text:p>0000000000000000000002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901</text:p>
          </table:table-cell>
          <table:table-cell table:style-name="Default" office:value-type="float" office:value="51773.1283333333" calcext:value-type="float">
            <text:p>51773.1283333333</text:p>
          </table:table-cell>
          <table:table-cell office:value-type="float" office:value="56" calcext:value-type="float">
            <text:p>5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9])" office:value-type="string" office:string-value="0000000000000000000003802" calcext:value-type="string">
            <text:p>0000000000000000000003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802</text:p>
          </table:table-cell>
          <table:table-cell table:style-name="Default" office:value-type="float" office:value="25555.28" calcext:value-type="float">
            <text:p>25555.28</text:p>
          </table:table-cell>
          <table:table-cell office:value-type="float" office:value="57" calcext:value-type="float">
            <text:p>5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0])" office:value-type="string" office:string-value="0000000000000000000002300" calcext:value-type="string">
            <text:p>0000000000000000000002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300</text:p>
          </table:table-cell>
          <table:table-cell table:style-name="Default" office:value-type="float" office:value="9860.09" calcext:value-type="float">
            <text:p>9860.09</text:p>
          </table:table-cell>
          <table:table-cell office:value-type="float" office:value="58" calcext:value-type="float">
            <text:p>5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1])" office:value-type="string" office:string-value="0000000000000000000002800" calcext:value-type="string">
            <text:p>0000000000000000000002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800</text:p>
          </table:table-cell>
          <table:table-cell table:style-name="Default" office:value-type="float" office:value="4695.98" calcext:value-type="float">
            <text:p>4695.98</text:p>
          </table:table-cell>
          <table:table-cell office:value-type="float" office:value="59" calcext:value-type="float">
            <text:p>5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2])" office:value-type="string" office:string-value="0000000000000000000003101" calcext:value-type="string">
            <text:p>0000000000000000000003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101</text:p>
          </table:table-cell>
          <table:table-cell table:style-name="Default" office:value-type="float" office:value="12746.24" calcext:value-type="float">
            <text:p>12746.24</text:p>
          </table:table-cell>
          <table:table-cell office:value-type="float" office:value="60" calcext:value-type="float">
            <text:p>6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3])" office:value-type="string" office:string-value="0000000000000000000004203" calcext:value-type="string">
            <text:p>0000000000000000000004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203</text:p>
          </table:table-cell>
          <table:table-cell table:style-name="Default" office:value-type="float" office:value="71236.41" calcext:value-type="float">
            <text:p>71236.41</text:p>
          </table:table-cell>
          <table:table-cell office:value-type="float" office:value="61" calcext:value-type="float">
            <text:p>6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4])" office:value-type="string" office:string-value="0000000000000000000003301" calcext:value-type="string">
            <text:p>0000000000000000000003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301</text:p>
          </table:table-cell>
          <table:table-cell table:style-name="Default" office:value-type="float" office:value="15506.47" calcext:value-type="float">
            <text:p>15506.47</text:p>
          </table:table-cell>
          <table:table-cell office:value-type="float" office:value="62" calcext:value-type="float">
            <text:p>6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5])" office:value-type="string" office:string-value="0000000000000000000004102" calcext:value-type="string">
            <text:p>0000000000000000000004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102</text:p>
          </table:table-cell>
          <table:table-cell table:style-name="Default" office:value-type="float" office:value="27817.25" calcext:value-type="float">
            <text:p>27817.25</text:p>
          </table:table-cell>
          <table:table-cell office:value-type="float" office:value="63" calcext:value-type="float">
            <text:p>6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6])" office:value-type="string" office:string-value="0000000000000000000003100" calcext:value-type="string">
            <text:p>0000000000000000000003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100</text:p>
          </table:table-cell>
          <table:table-cell table:style-name="Default" office:value-type="float" office:value="14867.89" calcext:value-type="float">
            <text:p>14867.89</text:p>
          </table:table-cell>
          <table:table-cell office:value-type="float" office:value="64" calcext:value-type="float">
            <text:p>6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7])" office:value-type="string" office:string-value="0000000000000000000002402" calcext:value-type="string">
            <text:p>00000000000000000000024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402</text:p>
          </table:table-cell>
          <table:table-cell table:style-name="Default" office:value-type="float" office:value="83246.36" calcext:value-type="float">
            <text:p>83246.36</text:p>
          </table:table-cell>
          <table:table-cell office:value-type="float" office:value="65" calcext:value-type="float">
            <text:p>6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8])" office:value-type="string" office:string-value="0000000000000000000003602" calcext:value-type="string">
            <text:p>0000000000000000000003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602</text:p>
          </table:table-cell>
          <table:table-cell table:style-name="Default" office:value-type="float" office:value="20916.51" calcext:value-type="float">
            <text:p>20916.51</text:p>
          </table:table-cell>
          <table:table-cell office:value-type="float" office:value="66" calcext:value-type="float">
            <text:p>6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9])" office:value-type="string" office:string-value="0000000000000000000003903" calcext:value-type="string">
            <text:p>0000000000000000000003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903</text:p>
          </table:table-cell>
          <table:table-cell table:style-name="Default" office:value-type="float" office:value="9325.32" calcext:value-type="float">
            <text:p>9325.32</text:p>
          </table:table-cell>
          <table:table-cell office:value-type="float" office:value="67" calcext:value-type="float">
            <text:p>6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0])" office:value-type="string" office:string-value="0000000000000000000004504" calcext:value-type="string">
            <text:p>00000000000000000000045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504</text:p>
          </table:table-cell>
          <table:table-cell table:style-name="Default" office:value-type="float" office:value="22997.3533333333" calcext:value-type="float">
            <text:p>22997.3533333333</text:p>
          </table:table-cell>
          <table:table-cell office:value-type="float" office:value="68" calcext:value-type="float">
            <text:p>6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1])" office:value-type="string" office:string-value="0000000000000000000002002" calcext:value-type="string">
            <text:p>0000000000000000000002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002</text:p>
          </table:table-cell>
          <table:table-cell table:style-name="Default" office:value-type="float" office:value="203509.611666667" calcext:value-type="float">
            <text:p>203509.611666667</text:p>
          </table:table-cell>
          <table:table-cell office:value-type="float" office:value="69" calcext:value-type="float">
            <text:p>6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2])" office:value-type="string" office:string-value="0000000000000000000002500" calcext:value-type="string">
            <text:p>0000000000000000000002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500</text:p>
          </table:table-cell>
          <table:table-cell table:style-name="Default" office:value-type="float" office:value="17434.21" calcext:value-type="float">
            <text:p>17434.21</text:p>
          </table:table-cell>
          <table:table-cell office:value-type="float" office:value="70" calcext:value-type="float">
            <text:p>7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3])" office:value-type="string" office:string-value="0000000000000000000002105" calcext:value-type="string">
            <text:p>00000000000000000000021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105</text:p>
          </table:table-cell>
          <table:table-cell table:style-name="Default" office:value-type="float" office:value="7354.53" calcext:value-type="float">
            <text:p>7354.53</text:p>
          </table:table-cell>
          <table:table-cell office:value-type="float" office:value="71" calcext:value-type="float">
            <text:p>7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4])" office:value-type="string" office:string-value="0000000000000000000004103" calcext:value-type="string">
            <text:p>0000000000000000000004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103</text:p>
          </table:table-cell>
          <table:table-cell table:style-name="Default" office:value-type="float" office:value="11259.58" calcext:value-type="float">
            <text:p>11259.58</text:p>
          </table:table-cell>
          <table:table-cell office:value-type="float" office:value="72" calcext:value-type="float">
            <text:p>7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5])" office:value-type="string" office:string-value="0000000000000000000004002" calcext:value-type="string">
            <text:p>0000000000000000000004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002</text:p>
          </table:table-cell>
          <table:table-cell table:style-name="Default" office:value-type="float" office:value="19138.43" calcext:value-type="float">
            <text:p>19138.43</text:p>
          </table:table-cell>
          <table:table-cell office:value-type="float" office:value="73" calcext:value-type="float">
            <text:p>7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6])" office:value-type="string" office:string-value="0000000000000000000002805" calcext:value-type="string">
            <text:p>00000000000000000000028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805</text:p>
          </table:table-cell>
          <table:table-cell table:style-name="Default" office:value-type="float" office:value="38210.14" calcext:value-type="float">
            <text:p>38210.14</text:p>
          </table:table-cell>
          <table:table-cell office:value-type="float" office:value="74" calcext:value-type="float">
            <text:p>7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7])" office:value-type="string" office:string-value="0000000000000000000004601" calcext:value-type="string">
            <text:p>0000000000000000000004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601</text:p>
          </table:table-cell>
          <table:table-cell table:style-name="Default" office:value-type="float" office:value="40547.5" calcext:value-type="float">
            <text:p>40547.5</text:p>
          </table:table-cell>
          <table:table-cell office:value-type="float" office:value="75" calcext:value-type="float">
            <text:p>7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8])" office:value-type="string" office:string-value="0000000000000000000002400" calcext:value-type="string">
            <text:p>0000000000000000000002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400</text:p>
          </table:table-cell>
          <table:table-cell table:style-name="Default" office:value-type="float" office:value="60718.2216666667" calcext:value-type="float">
            <text:p>60718.2216666667</text:p>
          </table:table-cell>
          <table:table-cell office:value-type="float" office:value="76" calcext:value-type="float">
            <text:p>7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9])" office:value-type="string" office:string-value="0000000000000000000003300" calcext:value-type="string">
            <text:p>0000000000000000000003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300</text:p>
          </table:table-cell>
          <table:table-cell table:style-name="Default" office:value-type="float" office:value="20350.32" calcext:value-type="float">
            <text:p>20350.32</text:p>
          </table:table-cell>
          <table:table-cell office:value-type="float" office:value="77" calcext:value-type="float">
            <text:p>7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0])" office:value-type="string" office:string-value="0000000000000000000002405" calcext:value-type="string">
            <text:p>00000000000000000000024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405</text:p>
          </table:table-cell>
          <table:table-cell table:style-name="Default" office:value-type="float" office:value="31062.64" calcext:value-type="float">
            <text:p>31062.64</text:p>
          </table:table-cell>
          <table:table-cell office:value-type="float" office:value="78" calcext:value-type="float">
            <text:p>7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1])" office:value-type="string" office:string-value="0000000000000000000002904" calcext:value-type="string">
            <text:p>00000000000000000000029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904</text:p>
          </table:table-cell>
          <table:table-cell table:style-name="Default" office:value-type="float" office:value="17403.59" calcext:value-type="float">
            <text:p>17403.59</text:p>
          </table:table-cell>
          <table:table-cell office:value-type="float" office:value="79" calcext:value-type="float">
            <text:p>7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2])" office:value-type="string" office:string-value="0000000000000000000002801" calcext:value-type="string">
            <text:p>0000000000000000000002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801</text:p>
          </table:table-cell>
          <table:table-cell table:style-name="Default" office:value-type="float" office:value="21637.27" calcext:value-type="float">
            <text:p>21637.27</text:p>
          </table:table-cell>
          <table:table-cell office:value-type="float" office:value="80" calcext:value-type="float">
            <text:p>8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3])" office:value-type="string" office:string-value="0000000000000000000004603" calcext:value-type="string">
            <text:p>00000000000000000000046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603</text:p>
          </table:table-cell>
          <table:table-cell table:style-name="Default" office:value-type="float" office:value="30194.01" calcext:value-type="float">
            <text:p>30194.01</text:p>
          </table:table-cell>
          <table:table-cell office:value-type="float" office:value="81" calcext:value-type="float">
            <text:p>8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4])" office:value-type="string" office:string-value="0000000000000000000004400" calcext:value-type="string">
            <text:p>0000000000000000000004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400</text:p>
          </table:table-cell>
          <table:table-cell table:style-name="Default" office:value-type="float" office:value="29206.85" calcext:value-type="float">
            <text:p>29206.85</text:p>
          </table:table-cell>
          <table:table-cell office:value-type="float" office:value="82" calcext:value-type="float">
            <text:p>8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5])" office:value-type="string" office:string-value="0000000000000000000002306" calcext:value-type="string">
            <text:p>00000000000000000000023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306</text:p>
          </table:table-cell>
          <table:table-cell table:style-name="Default" office:value-type="float" office:value="17029.7216666667" calcext:value-type="float">
            <text:p>17029.7216666667</text:p>
          </table:table-cell>
          <table:table-cell office:value-type="float" office:value="83" calcext:value-type="float">
            <text:p>8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6])" office:value-type="string" office:string-value="0000000000000000000001101" calcext:value-type="string">
            <text:p>0000000000000000000001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1101</text:p>
          </table:table-cell>
          <table:table-cell table:style-name="Default" office:value-type="float" office:value="28544.49" calcext:value-type="float">
            <text:p>28544.49</text:p>
          </table:table-cell>
          <table:table-cell office:value-type="float" office:value="84" calcext:value-type="float">
            <text:p>8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7])" office:value-type="string" office:string-value="0000000000000000000003102" calcext:value-type="string">
            <text:p>0000000000000000000003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102</text:p>
          </table:table-cell>
          <table:table-cell table:style-name="Default" office:value-type="float" office:value="35429.73" calcext:value-type="float">
            <text:p>35429.73</text:p>
          </table:table-cell>
          <table:table-cell office:value-type="float" office:value="85" calcext:value-type="float">
            <text:p>8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8])" office:value-type="string" office:string-value="0000000000000000000002004" calcext:value-type="string">
            <text:p>00000000000000000000020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004</text:p>
          </table:table-cell>
          <table:table-cell table:style-name="Default" office:value-type="float" office:value="14665.23" calcext:value-type="float">
            <text:p>14665.23</text:p>
          </table:table-cell>
          <table:table-cell office:value-type="float" office:value="86" calcext:value-type="float">
            <text:p>8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9])" office:value-type="string" office:string-value="0000000000000000000004100" calcext:value-type="string">
            <text:p>0000000000000000000004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100</text:p>
          </table:table-cell>
          <table:table-cell table:style-name="Default" office:value-type="float" office:value="5822.6" calcext:value-type="float">
            <text:p>5822.6</text:p>
          </table:table-cell>
          <table:table-cell office:value-type="float" office:value="87" calcext:value-type="float">
            <text:p>8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0])" office:value-type="string" office:string-value="0000000000000000000002101" calcext:value-type="string">
            <text:p>0000000000000000000002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101</text:p>
          </table:table-cell>
          <table:table-cell table:style-name="Default" office:value-type="float" office:value="25625.86" calcext:value-type="float">
            <text:p>25625.86</text:p>
          </table:table-cell>
          <table:table-cell office:value-type="float" office:value="88" calcext:value-type="float">
            <text:p>8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1])" office:value-type="string" office:string-value="0000000000000000000004507" calcext:value-type="string">
            <text:p>00000000000000000000045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507</text:p>
          </table:table-cell>
          <table:table-cell table:style-name="Default" office:value-type="float" office:value="26011.35" calcext:value-type="float">
            <text:p>26011.35</text:p>
          </table:table-cell>
          <table:table-cell office:value-type="float" office:value="89" calcext:value-type="float">
            <text:p>8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2])" office:value-type="string" office:string-value="0000000000000000000002906" calcext:value-type="string">
            <text:p>00000000000000000000029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906</text:p>
          </table:table-cell>
          <table:table-cell table:style-name="Default" office:value-type="float" office:value="8710.11" calcext:value-type="float">
            <text:p>8710.11</text:p>
          </table:table-cell>
          <table:table-cell office:value-type="float" office:value="90" calcext:value-type="float">
            <text:p>9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3])" office:value-type="string" office:string-value="0000000000000000000003702" calcext:value-type="string">
            <text:p>00000000000000000000037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702</text:p>
          </table:table-cell>
          <table:table-cell table:style-name="Default" office:value-type="float" office:value="50967.09" calcext:value-type="float">
            <text:p>50967.09</text:p>
          </table:table-cell>
          <table:table-cell office:value-type="float" office:value="91" calcext:value-type="float">
            <text:p>9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4])" office:value-type="string" office:string-value="0000000000000000000003801" calcext:value-type="string">
            <text:p>0000000000000000000003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801</text:p>
          </table:table-cell>
          <table:table-cell table:style-name="Default" office:value-type="float" office:value="19504.53" calcext:value-type="float">
            <text:p>19504.53</text:p>
          </table:table-cell>
          <table:table-cell office:value-type="float" office:value="92" calcext:value-type="float">
            <text:p>9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5])" office:value-type="string" office:string-value="0000000000000000000004600" calcext:value-type="string">
            <text:p>0000000000000000000004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600</text:p>
          </table:table-cell>
          <table:table-cell table:style-name="Default" office:value-type="float" office:value="36693.21" calcext:value-type="float">
            <text:p>36693.21</text:p>
          </table:table-cell>
          <table:table-cell office:value-type="float" office:value="93" calcext:value-type="float">
            <text:p>9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6])" office:value-type="string" office:string-value="0000000000000000000002601" calcext:value-type="string">
            <text:p>0000000000000000000002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601</text:p>
          </table:table-cell>
          <table:table-cell table:style-name="Default" office:value-type="float" office:value="41251.81" calcext:value-type="float">
            <text:p>41251.81</text:p>
          </table:table-cell>
          <table:table-cell office:value-type="float" office:value="94" calcext:value-type="float">
            <text:p>9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7])" office:value-type="string" office:string-value="0000000000000000000004000" calcext:value-type="string">
            <text:p>0000000000000000000004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000</text:p>
          </table:table-cell>
          <table:table-cell table:style-name="Default" office:value-type="float" office:value="7191.04" calcext:value-type="float">
            <text:p>7191.04</text:p>
          </table:table-cell>
          <table:table-cell office:value-type="float" office:value="95" calcext:value-type="float">
            <text:p>9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8])" office:value-type="string" office:string-value="0000000000000000000002407" calcext:value-type="string">
            <text:p>00000000000000000000024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407</text:p>
          </table:table-cell>
          <table:table-cell table:style-name="Default" office:value-type="float" office:value="4665.57" calcext:value-type="float">
            <text:p>4665.57</text:p>
          </table:table-cell>
          <table:table-cell office:value-type="float" office:value="96" calcext:value-type="float">
            <text:p>9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9])" office:value-type="string" office:string-value="0000000000000000000003901" calcext:value-type="string">
            <text:p>0000000000000000000003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901</text:p>
          </table:table-cell>
          <table:table-cell table:style-name="Default" office:value-type="float" office:value="12714.38" calcext:value-type="float">
            <text:p>12714.38</text:p>
          </table:table-cell>
          <table:table-cell office:value-type="float" office:value="97" calcext:value-type="float">
            <text:p>9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0])" office:value-type="string" office:string-value="0000000000000000000002404" calcext:value-type="string">
            <text:p>00000000000000000000024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404</text:p>
          </table:table-cell>
          <table:table-cell table:style-name="Default" office:value-type="float" office:value="47097.34" calcext:value-type="float">
            <text:p>47097.34</text:p>
          </table:table-cell>
          <table:table-cell office:value-type="float" office:value="98" calcext:value-type="float">
            <text:p>9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1])" office:value-type="string" office:string-value="0000000000000000000002807" calcext:value-type="string">
            <text:p>00000000000000000000028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807</text:p>
          </table:table-cell>
          <table:table-cell table:style-name="Default" office:value-type="float" office:value="4661.56" calcext:value-type="float">
            <text:p>4661.56</text:p>
          </table:table-cell>
          <table:table-cell office:value-type="float" office:value="99" calcext:value-type="float">
            <text:p>9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2])" office:value-type="string" office:string-value="0000000000000000000002804" calcext:value-type="string">
            <text:p>00000000000000000000028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804</text:p>
          </table:table-cell>
          <table:table-cell table:style-name="Default" office:value-type="float" office:value="11640.9" calcext:value-type="float">
            <text:p>11640.9</text:p>
          </table:table-cell>
          <table:table-cell office:value-type="float" office:value="100" calcext:value-type="float">
            <text:p>10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3])" office:value-type="string" office:string-value="0000000000000000000003202" calcext:value-type="string">
            <text:p>0000000000000000000003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202</text:p>
          </table:table-cell>
          <table:table-cell table:style-name="Default" office:value-type="float" office:value="50308.71" calcext:value-type="float">
            <text:p>50308.71</text:p>
          </table:table-cell>
          <table:table-cell office:value-type="float" office:value="101" calcext:value-type="float">
            <text:p>10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4])" office:value-type="string" office:string-value="0000000000000000000003700" calcext:value-type="string">
            <text:p>0000000000000000000003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700</text:p>
          </table:table-cell>
          <table:table-cell table:style-name="Default" office:value-type="float" office:value="8517.17" calcext:value-type="float">
            <text:p>8517.17</text:p>
          </table:table-cell>
          <table:table-cell office:value-type="float" office:value="102" calcext:value-type="float">
            <text:p>10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5])" office:value-type="string" office:string-value="0000000000000000000002401" calcext:value-type="string">
            <text:p>00000000000000000000024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401</text:p>
          </table:table-cell>
          <table:table-cell table:style-name="Default" office:value-type="float" office:value="33807.17" calcext:value-type="float">
            <text:p>33807.17</text:p>
          </table:table-cell>
          <table:table-cell office:value-type="float" office:value="103" calcext:value-type="float">
            <text:p>10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6])" office:value-type="string" office:string-value="0000000000000000000002001" calcext:value-type="string">
            <text:p>0000000000000000000002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001</text:p>
          </table:table-cell>
          <table:table-cell table:style-name="Default" office:value-type="float" office:value="69444.855" calcext:value-type="float">
            <text:p>69444.855</text:p>
          </table:table-cell>
          <table:table-cell office:value-type="float" office:value="104" calcext:value-type="float">
            <text:p>10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7])" office:value-type="string" office:string-value="0000000000000000000002406" calcext:value-type="string">
            <text:p>00000000000000000000024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406</text:p>
          </table:table-cell>
          <table:table-cell table:style-name="Default" office:value-type="float" office:value="45562.45" calcext:value-type="float">
            <text:p>45562.45</text:p>
          </table:table-cell>
          <table:table-cell office:value-type="float" office:value="105" calcext:value-type="float">
            <text:p>10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8])" office:value-type="string" office:string-value="0000000000000000000003803" calcext:value-type="string">
            <text:p>0000000000000000000003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803</text:p>
          </table:table-cell>
          <table:table-cell table:style-name="Default" office:value-type="float" office:value="36657.61" calcext:value-type="float">
            <text:p>36657.61</text:p>
          </table:table-cell>
          <table:table-cell office:value-type="float" office:value="106" calcext:value-type="float">
            <text:p>10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9])" office:value-type="string" office:string-value="0000000000000000000002100" calcext:value-type="string">
            <text:p>0000000000000000000002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100</text:p>
          </table:table-cell>
          <table:table-cell table:style-name="Default" office:value-type="float" office:value="21089.23" calcext:value-type="float">
            <text:p>21089.23</text:p>
          </table:table-cell>
          <table:table-cell office:value-type="float" office:value="107" calcext:value-type="float">
            <text:p>10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0])" office:value-type="string" office:string-value="0000000000000000000003000" calcext:value-type="string">
            <text:p>0000000000000000000003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000</text:p>
          </table:table-cell>
          <table:table-cell table:style-name="Default" office:value-type="float" office:value="30490.19" calcext:value-type="float">
            <text:p>30490.19</text:p>
          </table:table-cell>
          <table:table-cell office:value-type="float" office:value="108" calcext:value-type="float">
            <text:p>10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1])" office:value-type="string" office:string-value="0000000000000000000004700" calcext:value-type="string">
            <text:p>0000000000000000000004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700</text:p>
          </table:table-cell>
          <table:table-cell table:style-name="Default" office:value-type="float" office:value="23449.95" calcext:value-type="float">
            <text:p>23449.95</text:p>
          </table:table-cell>
          <table:table-cell office:value-type="float" office:value="109" calcext:value-type="float">
            <text:p>10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2])" office:value-type="string" office:string-value="0000000000000000000002702" calcext:value-type="string">
            <text:p>00000000000000000000027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702</text:p>
          </table:table-cell>
          <table:table-cell table:style-name="Default" office:value-type="float" office:value="14697.59" calcext:value-type="float">
            <text:p>14697.59</text:p>
          </table:table-cell>
          <table:table-cell office:value-type="float" office:value="110" calcext:value-type="float">
            <text:p>1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3])" office:value-type="string" office:string-value="0000000000000000000003002" calcext:value-type="string">
            <text:p>0000000000000000000003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002</text:p>
          </table:table-cell>
          <table:table-cell table:style-name="Default" office:value-type="float" office:value="43747.66" calcext:value-type="float">
            <text:p>43747.66</text:p>
          </table:table-cell>
          <table:table-cell office:value-type="float" office:value="111" calcext:value-type="float">
            <text:p>1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4])" office:value-type="string" office:string-value="0000000000000000000002700" calcext:value-type="string">
            <text:p>0000000000000000000002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700</text:p>
          </table:table-cell>
          <table:table-cell table:style-name="Default" office:value-type="float" office:value="41842.71" calcext:value-type="float">
            <text:p>41842.71</text:p>
          </table:table-cell>
          <table:table-cell office:value-type="float" office:value="112" calcext:value-type="float">
            <text:p>1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5])" office:value-type="string" office:string-value="0000000000000000000003900" calcext:value-type="string">
            <text:p>0000000000000000000003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900</text:p>
          </table:table-cell>
          <table:table-cell table:style-name="Default" office:value-type="float" office:value="10204.85" calcext:value-type="float">
            <text:p>10204.85</text:p>
          </table:table-cell>
          <table:table-cell office:value-type="float" office:value="113" calcext:value-type="float">
            <text:p>1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6])" office:value-type="string" office:string-value="0000000000000000000001302" calcext:value-type="string">
            <text:p>0000000000000000000001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1302</text:p>
          </table:table-cell>
          <table:table-cell table:style-name="Default" office:value-type="float" office:value="4307.71" calcext:value-type="float">
            <text:p>4307.71</text:p>
          </table:table-cell>
          <table:table-cell office:value-type="float" office:value="114" calcext:value-type="float">
            <text:p>1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7])" office:value-type="string" office:string-value="0000000000000000000003302" calcext:value-type="string">
            <text:p>0000000000000000000003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302</text:p>
          </table:table-cell>
          <table:table-cell table:style-name="Default" office:value-type="float" office:value="24898.95" calcext:value-type="float">
            <text:p>24898.95</text:p>
          </table:table-cell>
          <table:table-cell office:value-type="float" office:value="115" calcext:value-type="float">
            <text:p>1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8])" office:value-type="string" office:string-value="0000000000000000000002900" calcext:value-type="string">
            <text:p>0000000000000000000002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900</text:p>
          </table:table-cell>
          <table:table-cell table:style-name="Default" office:value-type="float" office:value="28075.9930270833" calcext:value-type="float">
            <text:p>28075.9930270833</text:p>
          </table:table-cell>
          <table:table-cell office:value-type="float" office:value="116" calcext:value-type="float">
            <text:p>1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9])" office:value-type="string" office:string-value="0000000000000000000004508" calcext:value-type="string">
            <text:p>00000000000000000000045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508</text:p>
          </table:table-cell>
          <table:table-cell table:style-name="Default" office:value-type="float" office:value="44328.83" calcext:value-type="float">
            <text:p>44328.83</text:p>
          </table:table-cell>
          <table:table-cell office:value-type="float" office:value="117" calcext:value-type="float">
            <text:p>1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0])" office:value-type="string" office:string-value="0000000000000000000002301" calcext:value-type="string">
            <text:p>0000000000000000000002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301</text:p>
          </table:table-cell>
          <table:table-cell table:style-name="Default" office:value-type="float" office:value="101919.39" calcext:value-type="float">
            <text:p>101919.39</text:p>
          </table:table-cell>
          <table:table-cell office:value-type="float" office:value="118" calcext:value-type="float">
            <text:p>1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1])" office:value-type="string" office:string-value="0000000000000000000002302" calcext:value-type="string">
            <text:p>0000000000000000000002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302</text:p>
          </table:table-cell>
          <table:table-cell table:style-name="Default" office:value-type="float" office:value="20668.61" calcext:value-type="float">
            <text:p>20668.61</text:p>
          </table:table-cell>
          <table:table-cell office:value-type="float" office:value="119" calcext:value-type="float">
            <text:p>1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2])" office:value-type="string" office:string-value="0000000000000000000002603" calcext:value-type="string">
            <text:p>00000000000000000000026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603</text:p>
          </table:table-cell>
          <table:table-cell table:style-name="Default" office:value-type="float" office:value="29985.73" calcext:value-type="float">
            <text:p>29985.73</text:p>
          </table:table-cell>
          <table:table-cell office:value-type="float" office:value="120" calcext:value-type="float">
            <text:p>1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3])" office:value-type="string" office:string-value="0000000000000000000002803" calcext:value-type="string">
            <text:p>0000000000000000000002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803</text:p>
          </table:table-cell>
          <table:table-cell table:style-name="Default" office:value-type="float" office:value="14258.35" calcext:value-type="float">
            <text:p>14258.35</text:p>
          </table:table-cell>
          <table:table-cell office:value-type="float" office:value="121" calcext:value-type="float">
            <text:p>1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4])" office:value-type="string" office:string-value="0000000000000000000002202" calcext:value-type="string">
            <text:p>0000000000000000000002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202</text:p>
          </table:table-cell>
          <table:table-cell table:style-name="Default" office:value-type="float" office:value="8617.1" calcext:value-type="float">
            <text:p>8617.1</text:p>
          </table:table-cell>
          <table:table-cell office:value-type="float" office:value="122" calcext:value-type="float">
            <text:p>1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5])" office:value-type="string" office:string-value="0000000000000000000004101" calcext:value-type="string">
            <text:p>0000000000000000000004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4101</text:p>
          </table:table-cell>
          <table:table-cell table:style-name="Default" office:value-type="float" office:value="18537.71" calcext:value-type="float">
            <text:p>18537.71</text:p>
          </table:table-cell>
          <table:table-cell office:value-type="float" office:value="123" calcext:value-type="float">
            <text:p>1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6])" office:value-type="string" office:string-value="0000000000000000000002703" calcext:value-type="string">
            <text:p>00000000000000000000027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703</text:p>
          </table:table-cell>
          <table:table-cell table:style-name="Default" office:value-type="float" office:value="4715.17" calcext:value-type="float">
            <text:p>4715.17</text:p>
          </table:table-cell>
          <table:table-cell office:value-type="float" office:value="124" calcext:value-type="float">
            <text:p>1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7])" office:value-type="string" office:string-value="0000000000000000000002201" calcext:value-type="string">
            <text:p>0000000000000000000002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201</text:p>
          </table:table-cell>
          <table:table-cell table:style-name="Default" office:value-type="float" office:value="12057.54" calcext:value-type="float">
            <text:p>12057.54</text:p>
          </table:table-cell>
          <table:table-cell office:value-type="float" office:value="125" calcext:value-type="float">
            <text:p>1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8])" office:value-type="string" office:string-value="0000000000000000000002403" calcext:value-type="string">
            <text:p>00000000000000000000024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2403</text:p>
          </table:table-cell>
          <table:table-cell table:style-name="Default" office:value-type="float" office:value="207068.63" calcext:value-type="float">
            <text:p>207068.63</text:p>
          </table:table-cell>
          <table:table-cell office:value-type="float" office:value="126" calcext:value-type="float">
            <text:p>1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9])" office:value-type="string" office:string-value="0000000000000000000003303" calcext:value-type="string">
            <text:p>0000000000000000000003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3303</text:p>
          </table:table-cell>
          <table:table-cell table:style-name="Default" office:value-type="float" office:value="42492.71" calcext:value-type="float">
            <text:p>42492.71</text:p>
          </table:table-cell>
          <table:table-cell office:value-type="float" office:value="127" calcext:value-type="float">
            <text:p>1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0])" office:value-type="string" office:string-value="0000000000000000000001303" calcext:value-type="string">
            <text:p>0000000000000000000001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1303</text:p>
          </table:table-cell>
          <table:table-cell table:style-name="Default" office:value-type="float" office:value="38212.75" calcext:value-type="float">
            <text:p>38212.75</text:p>
          </table:table-cell>
          <table:table-cell office:value-type="float" office:value="128" calcext:value-type="float">
            <text:p>1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1])" office:value-type="string" office:string-value="0000000000000000000001201" calcext:value-type="string">
            <text:p>0000000000000000000001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3" office:value-type="string" calcext:value-type="string">
            <text:p>1201</text:p>
          </table:table-cell>
          <table:table-cell table:style-name="ce5" office:value-type="float" office:value="18920.9" calcext:value-type="float">
            <text:p>18,920.90</text:p>
          </table:table-cell>
          <table:table-cell office:value-type="float" office:value="129" calcext:value-type="float">
            <text:p>129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8" table:number-columns-repeated="2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8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03-31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EMPLEADOS MARZO 2014" calcext:value-type="string">
            <text:p>PROVISION ANTIGUEDAD PRESTACIONES SOCIALES EMPLEADOS MARZ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5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03-31','---','-------------------------','PROVISION ANTIGUEDAD PRESTACIONES SOCIALES EMPLEADOS MARZO 2014',1,'-','----------','----------',0,0,0,0,'--','SIGESP');" calcext:value-type="string">
            <text:p>INSERT INTO sigesp_cmp VALUES('0001','SCGCMP','0','2014-03-31','---','-------------------------','PROVISION ANTIGUEDAD PRESTACIONES SOCIALES EMPLEADOS MARZO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5:05:02.2903094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5:06:59.556878393</dc:date>
    <dc:creator>Juan Plablo</dc:creator>
    <meta:editing-duration>PT4H36S</meta:editing-duration>
    <meta:editing-cycles>29</meta:editing-cycles>
    <meta:generator>LibreOffice/4.1.4.2$Linux_X86_64 LibreOffice_project/410m0$Build-2</meta:generator>
    <meta:document-statistic meta:table-count="2" meta:cell-count="1995" meta:object-count="0"/>
  </office:meta>
</office:document-meta>
</file>